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exto team</text:p>
      <text:p text:style-name="Normal">En el principio de los tiempos, nadie podía enfrentarse a Thanos y su código maligno de la muerte.<text:s/><text:line-break/>Sus secuaces, entre los que se encuentra GIT, les complican la existencia.</text:p>
      <text:p text:style-name="Normal">El destino quiso unir a un grupo de superheroínas para luchar contra las malas praxis<text:s/>y desarrollar un código estelar/invencible.<text:s/></text:p>
      <text:p text:style-name="Normal">Así se originaron las Vengalabers, para poder unir sus fuerzas y luchar contra el mal de forma conjunta e implacable. ¡Son incansables e implacables!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ía Zubeldia Matute</meta:initial-creator>
    <dc:creator>María Zubeldia Matute</dc:creator>
    <meta:creation-date>2021-04-21T11:07:00Z</meta:creation-date>
    <dc:date>2021-04-21T11:37:00Z</dc:date>
    <meta:template xlink:href="Normal.dotm" xlink:type="simple"/>
    <meta:editing-cycles>2</meta:editing-cycles>
    <meta:editing-duration>PT1620S</meta:editing-duration>
    <meta:document-statistic meta:page-count="1" meta:paragraph-count="1" meta:word-count="72" meta:character-count="467" meta:row-count="3" meta:non-whitespace-character-count="396"/>
  </office:meta>
</office:document-meta>
</file>